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ERSION CONTROL SYSTEM</text:p>
          </draw:text-box>
        </draw:frame>
        <draw:frame presentation:style-name="pr2" draw:text-style-name="P1" draw:layer="layout" svg:width="25.199cm" svg:height="9.134cm" svg:x="1.5cm" svg:y="3.685cm" presentation:class="subtitle" presentation:user-transformed="true">
          <draw:text-box>
            <text:p>Presented by:</text:p>
            <text:p>Anubhav</text:p>
            <text:p>Paul John</text:p>
            <text:p>Jose M</text:p>
            <text:p>Antony PD</text:p>
            <text:p>Subhish</text:p>
            <text:p>Surentha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UBHAV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mit and St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HIS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RENTHA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09:36:58.772000000</dc:date>
    <meta:editing-duration>PT6M53S</meta:editing-duration>
    <meta:editing-cycles>2</meta:editing-cycles>
    <meta:generator>LibreOffice/24.2.1.2$Windows_X86_64 LibreOffice_project/db4def46b0453cc22e2d0305797cf981b68ef5ac</meta:generator>
    <meta:document-statistic meta:object-count="53"/>
  </office:meta>
</office:document-meta>
</file>